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18.05pt"/>
    </style:style>
    <style:style style:name="co3" style:family="table-column">
      <style:table-column-properties fo:break-before="auto" style:column-width="81.04pt"/>
    </style:style>
    <style:style style:name="co4" style:family="table-column">
      <style:table-column-properties fo:break-before="auto" style:column-width="505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ime Spent (hours)</text:p>
          </table:table-cell>
          <table:table-cell office:value-type="string" calcext:value-type="string">
            <text:p>Current Work:</text:p>
          </table:table-cell>
          <table:table-cell office:value-type="string" calcext:value-type="string">
            <text:p><text:a xlink:href="https://github.com/Mcdonoughd/Modular-Netlogo" xlink:type="simple">https://github.com/Mcdonoughd/Modular-Netlogo</text:a></text:p>
          </table:table-cell>
        </table:table-row>
        <table:table-row table:style-name="ro1">
          <table:table-cell office:value-type="date" office:date-value="2018-09-20" calcext:value-type="date">
            <text:p>09/20/18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Version Update: </text:p>
          </table:table-cell>
          <table:table-cell office:value-type="string" calcext:value-type="string">
            <text:p><text:a xlink:href="https://github.com/Mcdonoughd/Modular-Netlogo/commits/master" xlink:type="simple">https://github.com/Mcdonoughd/Modular-Netlogo/commits/master</text:a></text:p>
          </table:table-cell>
        </table:table-row>
        <table:table-row table:style-name="ro1">
          <table:table-cell office:value-type="date" office:date-value="2018-09-21" calcext:value-type="date">
            <text:p>09/21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09-22" calcext:value-type="date">
            <text:p>09/22/18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date" office:date-value="2018-09-23" calcext:value-type="date">
            <text:p>09/23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09-24" calcext:value-type="date">
            <text:p>09/24/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18-09-25" calcext:value-type="date">
            <text:p>09/25/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18-09-26" calcext:value-type="date">
            <text:p>09/26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09-27" calcext:value-type="date">
            <text:p>09/27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09-28" calcext:value-type="date">
            <text:p>09/28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09-29" calcext:value-type="date">
            <text:p>09/29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09-30" calcext:value-type="date">
            <text:p>09/30/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18-10-01" calcext:value-type="date">
            <text:p>10/01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10-02" calcext:value-type="date">
            <text:p>10/02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10-03" calcext:value-type="date">
            <text:p>10/03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10-04" calcext:value-type="date">
            <text:p>10/04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10-05" calcext:value-type="date">
            <text:p>10/05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10-06" calcext:value-type="date">
            <text:p>10/06/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18-10-07" calcext:value-type="date">
            <text:p>10/07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10-08" calcext:value-type="date">
            <text:p>10/08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10-09" calcext:value-type="date">
            <text:p>10/09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10-10" calcext:value-type="date">
            <text:p>10/10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10-11" calcext:value-type="date">
            <text:p>10/11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10-12" calcext:value-type="date">
            <text:p>10/12/1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18-10-13" calcext:value-type="date">
            <text:p>10/13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10-14" calcext:value-type="date">
            <text:p>10/14/1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18-10-15" calcext:value-type="date">
            <text:p>10/15/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18-10-16" calcext:value-type="date">
            <text:p>10/16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10-17" calcext:value-type="date">
            <text:p>10/17/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18-10-18" calcext:value-type="date">
            <text:p>10/18/18</text:p>
          </table:table-cell>
          <table:table-cell table:number-columns-repeated="3"/>
        </table:table-row>
        <table:table-row table:style-name="ro1">
          <table:table-cell office:value-type="date" office:date-value="2018-10-19" calcext:value-type="date">
            <text:p>10/19/18</text:p>
          </table:table-cell>
          <table:table-cell table:number-columns-repeated="3"/>
        </table:table-row>
        <table:table-row table:style-name="ro1">
          <table:table-cell office:value-type="date" office:date-value="2018-10-20" calcext:value-type="date">
            <text:p>10/20/1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7">00/00/0000</text:date>, <text:time style:data-style-name="N2" text:time-value="12:47:29.1529392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08:24:15.632296645</meta:creation-date>
    <meta:generator>LibreOffice/5.1.6.2$Linux_X86_64 LibreOffice_project/10m0$Build-2</meta:generator>
    <dc:date>2018-10-17T12:51:38.717835215</dc:date>
    <meta:editing-duration>PT8M8S</meta:editing-duration>
    <meta:editing-cycles>3</meta:editing-cycles>
    <meta:document-statistic meta:table-count="1" meta:cell-count="65" meta:object-count="0"/>
  </office:meta>
</office:document-meta>
</file>